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3" table:number-columns-repeated="3" table:default-cell-style-name="Default"/>
        <table:table-row table:style-name="ro1">
          <table:table-cell table:style-name="ce1" office:value-type="string" table:number-columns-spanned="4" table:number-rows-spanned="1">
            <text:p>NTC MF52</text:p>
          </table:table-cell>
          <table:covered-table-cell table:number-columns-repeated="2" table:style-name="Default"/>
          <table:covered-table-cell/>
          <table:table-cell table:number-columns-repeated="2"/>
        </table:table-row>
        <table:table-row table:style-name="ro1">
          <table:table-cell table:style-name="ce2" office:value-type="string">
            <text:p>t C</text:p>
          </table:table-cell>
          <table:table-cell table:style-name="ce2" office:value-type="string">
            <text:p>kR</text:p>
          </table:table-cell>
          <table:table-cell table:style-name="ce2" office:value-type="string">
            <text:p>R</text:p>
          </table:table-cell>
          <table:table-cell table:style-name="ce2" office:value-type="string">
            <text:p>t K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81.7">
            <text:p>181,7</text:p>
          </table:table-cell>
          <table:table-cell table:formula="of:=[.B3]*1000" office:value-type="float" office:value="181700">
            <text:p>181700</text:p>
          </table:table-cell>
          <table:table-cell table:style-name="ce3" table:formula="of:=[.A3] + 273.15" office:value-type="float" office:value="243.15">
            <text:p>243,15</text:p>
          </table:table-cell>
          <table:table-cell>
            <draw:frame table:end-cell-address="Лист1.L23" table:end-x="1.521cm" table:end-y="0.067cm" draw:z-index="0" draw:style-name="gr1" draw:text-style-name="P1" svg:width="15.999cm" svg:height="8.999cm" svg:x="1.329cm" svg:y="0.1cm">
              <draw:object draw:notify-on-update-of-ranges="Лист1.A2:Лист1.A2 Лист1.A3:Лист1.A31 Лист1.B2:Лист1.B2 Лист1.B3:Лист1.B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3.3">
            <text:p>133,3</text:p>
          </table:table-cell>
          <table:table-cell table:formula="of:=[.B4]*1000" office:value-type="float" office:value="133300">
            <text:p>133300</text:p>
          </table:table-cell>
          <table:table-cell table:style-name="ce3" table:formula="of:=[.A4] + 273.15" office:value-type="float" office:value="248.15">
            <text:p>248,15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98.88">
            <text:p>98,88</text:p>
          </table:table-cell>
          <table:table-cell table:formula="of:=[.B5]*1000" office:value-type="float" office:value="98880">
            <text:p>98880</text:p>
          </table:table-cell>
          <table:table-cell table:style-name="ce3" table:formula="of:=[.A5] + 273.15" office:value-type="float" office:value="253.15">
            <text:p>253,15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74.1">
            <text:p>74,1</text:p>
          </table:table-cell>
          <table:table-cell table:formula="of:=[.B6]*1000" office:value-type="float" office:value="74100">
            <text:p>74100</text:p>
          </table:table-cell>
          <table:table-cell table:style-name="ce3" table:formula="of:=[.A6] + 273.15" office:value-type="float" office:value="258.15">
            <text:p>258,15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56.06">
            <text:p>56,06</text:p>
          </table:table-cell>
          <table:table-cell table:formula="of:=[.B7]*1000" office:value-type="float" office:value="56060">
            <text:p>56060</text:p>
          </table:table-cell>
          <table:table-cell table:style-name="ce3" table:formula="of:=[.A7] + 273.15" office:value-type="float" office:value="263.15">
            <text:p>263,15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42.8">
            <text:p>42,8</text:p>
          </table:table-cell>
          <table:table-cell table:formula="of:=[.B8]*1000" office:value-type="float" office:value="42800">
            <text:p>42800</text:p>
          </table:table-cell>
          <table:table-cell table:style-name="ce3" table:formula="of:=[.A8] + 273.15" office:value-type="float" office:value="268.15">
            <text:p>268,1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.96">
            <text:p>98,96</text:p>
          </table:table-cell>
          <table:table-cell table:formula="of:=[.B9]*1000" office:value-type="float" office:value="98960">
            <text:p>98960</text:p>
          </table:table-cell>
          <table:table-cell table:style-name="ce3" table:formula="of:=[.A9] + 273.15" office:value-type="float" office:value="273.15">
            <text:p>273,1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58">
            <text:p>25,58</text:p>
          </table:table-cell>
          <table:table-cell table:formula="of:=[.B10]*1000" office:value-type="float" office:value="25580">
            <text:p>25580</text:p>
          </table:table-cell>
          <table:table-cell table:style-name="ce3" table:formula="of:=[.A10] + 273.15" office:value-type="float" office:value="278.15">
            <text:p>278,1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11]*1000" office:value-type="float" office:value="20000">
            <text:p>20000</text:p>
          </table:table-cell>
          <table:table-cell table:style-name="ce3" table:formula="of:=[.A11] + 273.15" office:value-type="float" office:value="283.15">
            <text:p>283,1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76">
            <text:p>15,76</text:p>
          </table:table-cell>
          <table:table-cell table:formula="of:=[.B12]*1000" office:value-type="float" office:value="15760">
            <text:p>15760</text:p>
          </table:table-cell>
          <table:table-cell table:style-name="ce3" table:formula="of:=[.A12] + 273.15" office:value-type="float" office:value="288.15">
            <text:p>288,1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51">
            <text:p>12,51</text:p>
          </table:table-cell>
          <table:table-cell table:formula="of:=[.B13]*1000" office:value-type="float" office:value="12510">
            <text:p>12510</text:p>
          </table:table-cell>
          <table:table-cell table:style-name="ce3" table:formula="of:=[.A13] + 273.15" office:value-type="float" office:value="293.15">
            <text:p>293,15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B14]*1000" office:value-type="float" office:value="10000">
            <text:p>10000</text:p>
          </table:table-cell>
          <table:table-cell table:style-name="ce3" table:formula="of:=[.A14] + 273.15" office:value-type="float" office:value="298.15">
            <text:p>298,1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048">
            <text:p>8,048</text:p>
          </table:table-cell>
          <table:table-cell table:formula="of:=[.B15]*1000" office:value-type="float" office:value="8048">
            <text:p>8048</text:p>
          </table:table-cell>
          <table:table-cell table:style-name="ce3" table:formula="of:=[.A15] + 273.15" office:value-type="float" office:value="303.15">
            <text:p>303,1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.518">
            <text:p>6,518</text:p>
          </table:table-cell>
          <table:table-cell table:formula="of:=[.B16]*1000" office:value-type="float" office:value="6518">
            <text:p>6518</text:p>
          </table:table-cell>
          <table:table-cell table:style-name="ce3" table:formula="of:=[.A16] + 273.15" office:value-type="float" office:value="308.15">
            <text:p>308,1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.312">
            <text:p>5,312</text:p>
          </table:table-cell>
          <table:table-cell table:formula="of:=[.B17]*1000" office:value-type="float" office:value="5312">
            <text:p>5312</text:p>
          </table:table-cell>
          <table:table-cell table:style-name="ce3" table:formula="of:=[.A17] + 273.15" office:value-type="float" office:value="313.15">
            <text:p>313,1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.354">
            <text:p>4,354</text:p>
          </table:table-cell>
          <table:table-cell table:formula="of:=[.B18]*1000" office:value-type="float" office:value="4354">
            <text:p>4354</text:p>
          </table:table-cell>
          <table:table-cell table:style-name="ce3" table:formula="of:=[.A18] + 273.15" office:value-type="float" office:value="318.15">
            <text:p>318,1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.588">
            <text:p>3,588</text:p>
          </table:table-cell>
          <table:table-cell table:formula="of:=[.B19]*1000" office:value-type="float" office:value="3588">
            <text:p>3588</text:p>
          </table:table-cell>
          <table:table-cell table:style-name="ce3" table:formula="of:=[.A19] + 273.15" office:value-type="float" office:value="323.15">
            <text:p>323,1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974">
            <text:p>2,974</text:p>
          </table:table-cell>
          <table:table-cell table:formula="of:=[.B20]*1000" office:value-type="float" office:value="2974">
            <text:p>2974</text:p>
          </table:table-cell>
          <table:table-cell table:style-name="ce3" table:formula="of:=[.A20] + 273.15" office:value-type="float" office:value="328.15">
            <text:p>328,1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476">
            <text:p>2,476</text:p>
          </table:table-cell>
          <table:table-cell table:formula="of:=[.B21]*1000" office:value-type="float" office:value="2476">
            <text:p>2476</text:p>
          </table:table-cell>
          <table:table-cell table:style-name="ce3" table:formula="of:=[.A21] + 273.15" office:value-type="float" office:value="333.15">
            <text:p>333,1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.072">
            <text:p>2,072</text:p>
          </table:table-cell>
          <table:table-cell table:formula="of:=[.B22]*1000" office:value-type="float" office:value="2072">
            <text:p>2072</text:p>
          </table:table-cell>
          <table:table-cell table:style-name="ce3" table:formula="of:=[.A22] + 273.15" office:value-type="float" office:value="338.15">
            <text:p>338,15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743">
            <text:p>1,743</text:p>
          </table:table-cell>
          <table:table-cell table:formula="of:=[.B23]*1000" office:value-type="float" office:value="1743">
            <text:p>1743</text:p>
          </table:table-cell>
          <table:table-cell table:style-name="ce3" table:formula="of:=[.A23] + 273.15" office:value-type="float" office:value="343.15">
            <text:p>343,1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.473">
            <text:p>1,473</text:p>
          </table:table-cell>
          <table:table-cell table:formula="of:=[.B24]*1000" office:value-type="float" office:value="1473">
            <text:p>1473</text:p>
          </table:table-cell>
          <table:table-cell table:style-name="ce3" table:formula="of:=[.A24] + 273.15" office:value-type="float" office:value="348.15">
            <text:p>348,1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25">
            <text:p>1,25</text:p>
          </table:table-cell>
          <table:table-cell table:formula="of:=[.B25]*1000" office:value-type="float" office:value="1250">
            <text:p>1250</text:p>
          </table:table-cell>
          <table:table-cell table:style-name="ce3" table:formula="of:=[.A25] + 273.15" office:value-type="float" office:value="353.15">
            <text:p>353,1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.065">
            <text:p>1,065</text:p>
          </table:table-cell>
          <table:table-cell table:formula="of:=[.B26]*1000" office:value-type="float" office:value="1065">
            <text:p>1065</text:p>
          </table:table-cell>
          <table:table-cell table:style-name="ce3" table:formula="of:=[.A26] + 273.15" office:value-type="float" office:value="358.15">
            <text:p>358,1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11">
            <text:p>0,911</text:p>
          </table:table-cell>
          <table:table-cell table:formula="of:=[.B27]*1000" office:value-type="float" office:value="911">
            <text:p>911</text:p>
          </table:table-cell>
          <table:table-cell table:style-name="ce3" table:formula="of:=[.A27] + 273.15" office:value-type="float" office:value="363.15">
            <text:p>363,1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7824">
            <text:p>0,7824</text:p>
          </table:table-cell>
          <table:table-cell table:formula="of:=[.B28]*1000" office:value-type="float" office:value="782.4">
            <text:p>782,4</text:p>
          </table:table-cell>
          <table:table-cell table:style-name="ce3" table:formula="of:=[.A28] + 273.15" office:value-type="float" office:value="368.15">
            <text:p>368,1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744">
            <text:p>0,6744</text:p>
          </table:table-cell>
          <table:table-cell table:formula="of:=[.B29]*1000" office:value-type="float" office:value="674.4">
            <text:p>674,4</text:p>
          </table:table-cell>
          <table:table-cell table:style-name="ce3" table:formula="of:=[.A29] + 273.15" office:value-type="float" office:value="373.15">
            <text:p>373,1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5836">
            <text:p>0,5836</text:p>
          </table:table-cell>
          <table:table-cell table:formula="of:=[.B30]*1000" office:value-type="float" office:value="583.6">
            <text:p>583,6</text:p>
          </table:table-cell>
          <table:table-cell table:style-name="ce3" table:formula="of:=[.A30] + 273.15" office:value-type="float" office:value="378.15">
            <text:p>378,1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5066">
            <text:p>0,5066</text:p>
          </table:table-cell>
          <table:table-cell table:formula="of:=[.B31]*1000" office:value-type="float" office:value="506.6">
            <text:p>506,6</text:p>
          </table:table-cell>
          <table:table-cell table:style-name="ce3" table:formula="of:=[.A31] + 273.15" office:value-type="float" office:value="383.15">
            <text:p>383,1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table:number-columns-spanned="5" table:number-rows-spanned="1">
            <text:p>Обрахунок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table:style-name="ce4" office:value-type="string">
            <text:p>L1</text:p>
          </table:table-cell>
          <table:table-cell table:style-name="ce5" table:formula="of:=LN([.C7])" office:value-type="float" office:value="10.9341778247188">
            <text:p>10,934177824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>
            <text:p>L2</text:p>
          </table:table-cell>
          <table:table-cell table:style-name="ce5" table:formula="of:=LN([.C14])" office:value-type="float" office:value="9.21034037197618">
            <text:p>9,21034037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>
            <text:p>L3</text:p>
          </table:table-cell>
          <table:table-cell table:style-name="ce5" table:formula="of:=LN([.C23])" office:value-type="float" office:value="7.46336304552002">
            <text:p>7,463363045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/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table:style-name="ce4" office:value-type="string">
            <text:p>Y1</text:p>
          </table:table-cell>
          <table:table-cell table:style-name="ce5" table:formula="of:=1/[.D7]" office:value-type="float" office:value="0.0038001140034201">
            <text:p>0,00380011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>
            <text:p>Y2</text:p>
          </table:table-cell>
          <table:table-cell table:style-name="ce5" table:formula="of:=1/[.D14]" office:value-type="float" office:value="0.00335401643468053">
            <text:p>0,003354016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>
            <text:p>Y3</text:p>
          </table:table-cell>
          <table:table-cell table:style-name="ce5" table:formula="of:=1/[.D23]" office:value-type="float" office:value="0.00291417747340813">
            <text:p>0,002914177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/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table:style-name="ce4" office:value-type="string">
            <text:p>h2</text:p>
          </table:table-cell>
          <table:table-cell table:style-name="ce5" table:formula="of:=( [.B39] - [.B38] ) / ([.B35] - [.B34])" office:value-type="float" office:value="0.000258781689671401">
            <text:p>0,000258781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>
            <text:p>h3</text:p>
          </table:table-cell>
          <table:table-cell table:style-name="ce5" table:formula="of:=([.B40] - [.B38]) / ([.B36] - [.B34])" office:value-type="float" office:value="0.000255253185886368">
            <text:p>0,00025525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/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table:style-name="ce4" office:value-type="string">
            <text:p>C</text:p>
          </table:table-cell>
          <table:table-cell table:style-name="ce5" table:formula="of:=(([.B43] - [.B42]) / ([.B36] - [.B35])) * (1/([.B34] + [.B35] + [.B36]))" office:value-type="float" office:value="0.0000000731594178607314">
            <text:p>7,31594178607314E-00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>
            <text:p>B</text:p>
          </table:table-cell>
          <table:table-cell table:style-name="ce5" table:formula="of:=[.B42] - [.B45] * ([.B34] * [.B34] + [.B34] * [.B35] + [.B35]  * [.B35])" office:value-type="float" office:value="0.000236461181904015">
            <text:p>0,000236461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>
            <text:p>A</text:p>
          </table:table-cell>
          <table:table-cell table:style-name="ce5" table:formula="of:=[.B38] - ([.B46] + [.B34] * [.B34] * [.B45]) * [.B34]" office:value-type="float" office:value="0.00111896779846796">
            <text:p>0,001118967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table:number-columns-spanned="5" table:number-rows-spanned="1">
            <text:p>Обратні обрахунки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kR</text:p>
          </table:table-cell>
          <table:table-cell table:style-name="ce1" office:value-type="string">
            <text:p>R</text:p>
          </table:table-cell>
          <table:table-cell table:style-name="ce1" office:value-type="string">
            <text:p>ln(R)</text:p>
          </table:table-cell>
          <table:table-cell/>
          <table:table-cell>
            <draw:frame table:end-cell-address="Лист1.M69" table:end-x="0.265cm" table:end-y="0.385cm" draw:z-index="1" draw:style-name="gr1" draw:text-style-name="P1" svg:width="15.999cm" svg:height="8.999cm" svg:x="0.073cm" svg:y="0.418cm">
              <draw:object draw:notify-on-update-of-ranges="Лист1.A50:Лист1.A78 Лист1.B50:Лист1.B7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formula="of:= ROUND((1 / ([.$B$47] + [.$B$46] * LN([.C50]) + [.$B$45] * LN([.C50]) * LN([.C50]) * LN([.C50]) )) - 273.15;0)" office:value-type="float" office:value="-30">
            <text:p>-30</text:p>
          </table:table-cell>
          <table:table-cell office:value-type="float" office:value="181.7">
            <text:p>181,7</text:p>
          </table:table-cell>
          <table:table-cell table:style-name="ce7" table:formula="of:=[.B50]*1000" office:value-type="float" office:value="181700">
            <text:p>181700</text:p>
          </table:table-cell>
          <table:table-cell table:formula="of:=LN([.C50])" office:value-type="float" office:value="12.1101122543843">
            <text:p>12,1101122544</text:p>
          </table:table-cell>
          <table:table-cell table:number-columns-repeated="2"/>
        </table:table-row>
        <table:table-row table:style-name="ro1">
          <table:table-cell table:formula="of:= ROUND((1 / ([.$B$47] + [.$B$46] * LN([.C51]) + [.$B$45] * LN([.C51]) * LN([.C51]) * LN([.C51]) )) - 273.15;0)" office:value-type="float" office:value="-25">
            <text:p>-25</text:p>
          </table:table-cell>
          <table:table-cell office:value-type="float" office:value="133.3">
            <text:p>133,3</text:p>
          </table:table-cell>
          <table:table-cell table:style-name="ce7" table:formula="of:=[.B51]*1000" office:value-type="float" office:value="133300">
            <text:p>133300</text:p>
          </table:table-cell>
          <table:table-cell table:formula="of:=LN([.C51])" office:value-type="float" office:value="11.8003575061668">
            <text:p>11,8003575062</text:p>
          </table:table-cell>
          <table:table-cell table:number-columns-repeated="2"/>
        </table:table-row>
        <table:table-row table:style-name="ro1">
          <table:table-cell table:formula="of:= ROUND((1 / ([.$B$47] + [.$B$46] * LN([.C52]) + [.$B$45] * LN([.C52]) * LN([.C52]) * LN([.C52]) )) - 273.15;0)" office:value-type="float" office:value="-20">
            <text:p>-20</text:p>
          </table:table-cell>
          <table:table-cell office:value-type="float" office:value="98.88">
            <text:p>98,88</text:p>
          </table:table-cell>
          <table:table-cell table:style-name="ce7" table:formula="of:=[.B52]*1000" office:value-type="float" office:value="98880">
            <text:p>98880</text:p>
          </table:table-cell>
          <table:table-cell table:formula="of:=LN([.C52])" office:value-type="float" office:value="11.5016622726915">
            <text:p>11,5016622727</text:p>
          </table:table-cell>
          <table:table-cell table:number-columns-repeated="2"/>
        </table:table-row>
        <table:table-row table:style-name="ro1">
          <table:table-cell table:formula="of:= ROUND((1 / ([.$B$47] + [.$B$46] * LN([.C53]) + [.$B$45] * LN([.C53]) * LN([.C53]) * LN([.C53]) )) - 273.15;0)" office:value-type="float" office:value="-15">
            <text:p>-15</text:p>
          </table:table-cell>
          <table:table-cell office:value-type="float" office:value="74.1">
            <text:p>74,1</text:p>
          </table:table-cell>
          <table:table-cell table:style-name="ce7" table:formula="of:=[.B53]*1000" office:value-type="float" office:value="74100">
            <text:p>74100</text:p>
          </table:table-cell>
          <table:table-cell table:formula="of:=LN([.C53])" office:value-type="float" office:value="11.2131708112842">
            <text:p>11,2131708113</text:p>
          </table:table-cell>
          <table:table-cell table:number-columns-repeated="2"/>
        </table:table-row>
        <table:table-row table:style-name="ro1">
          <table:table-cell table:formula="of:= ROUND((1 / ([.$B$47] + [.$B$46] * LN([.C54]) + [.$B$45] * LN([.C54]) * LN([.C54]) * LN([.C54]) )) - 273.15;0)" office:value-type="float" office:value="-10">
            <text:p>-10</text:p>
          </table:table-cell>
          <table:table-cell office:value-type="float" office:value="56.06">
            <text:p>56,06</text:p>
          </table:table-cell>
          <table:table-cell table:style-name="ce7" table:formula="of:=[.B54]*1000" office:value-type="float" office:value="56060">
            <text:p>56060</text:p>
          </table:table-cell>
          <table:table-cell table:formula="of:=LN([.C54])" office:value-type="float" office:value="10.9341778247188">
            <text:p>10,9341778247</text:p>
          </table:table-cell>
          <table:table-cell table:number-columns-repeated="2"/>
        </table:table-row>
        <table:table-row table:style-name="ro1">
          <table:table-cell table:formula="of:= ROUND((1 / ([.$B$47] + [.$B$46] * LN([.C55]) + [.$B$45] * LN([.C55]) * LN([.C55]) * LN([.C55]) )) - 273.15;0)" office:value-type="float" office:value="-5">
            <text:p>-5</text:p>
          </table:table-cell>
          <table:table-cell office:value-type="float" office:value="42.8">
            <text:p>42,8</text:p>
          </table:table-cell>
          <table:table-cell table:style-name="ce7" table:formula="of:=[.B55]*1000" office:value-type="float" office:value="42800">
            <text:p>42800</text:p>
          </table:table-cell>
          <table:table-cell table:formula="of:=LN([.C55])" office:value-type="float" office:value="10.6642933815699">
            <text:p>10,664293381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.96">
            <text:p>98,96</text:p>
          </table:table-cell>
          <table:table-cell table:style-name="ce7" table:formula="of:=[.B56]*1000" office:value-type="float" office:value="98960">
            <text:p>98960</text:p>
          </table:table-cell>
          <table:table-cell table:formula="of:=LN([.C56])" office:value-type="float" office:value="11.5024710070664">
            <text:p>11,5024710071</text:p>
          </table:table-cell>
          <table:table-cell table:number-columns-repeated="2"/>
        </table:table-row>
        <table:table-row table:style-name="ro1">
          <table:table-cell table:formula="of:= ROUND((1 / ([.$B$47] + [.$B$46] * LN([.C57]) + [.$B$45] * LN([.C57]) * LN([.C57]) * LN([.C57]) )) - 273.15;0)" office:value-type="float" office:value="5">
            <text:p>5</text:p>
          </table:table-cell>
          <table:table-cell office:value-type="float" office:value="25.58">
            <text:p>25,58</text:p>
          </table:table-cell>
          <table:table-cell table:style-name="ce7" table:formula="of:=[.B57]*1000" office:value-type="float" office:value="25580">
            <text:p>25580</text:p>
          </table:table-cell>
          <table:table-cell table:formula="of:=LN([.C57])" office:value-type="float" office:value="10.1495660751328">
            <text:p>10,1495660751</text:p>
          </table:table-cell>
          <table:table-cell table:number-columns-repeated="2"/>
        </table:table-row>
        <table:table-row table:style-name="ro1">
          <table:table-cell table:formula="of:= ROUND((1 / ([.$B$47] + [.$B$46] * LN([.C58]) + [.$B$45] * LN([.C58]) * LN([.C58]) * LN([.C58]) )) - 273.15;0)"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7" table:formula="of:=[.B58]*1000" office:value-type="float" office:value="20000">
            <text:p>20000</text:p>
          </table:table-cell>
          <table:table-cell table:formula="of:=LN([.C58])" office:value-type="float" office:value="9.90348755253613">
            <text:p>9,9034875525</text:p>
          </table:table-cell>
          <table:table-cell table:number-columns-repeated="2"/>
        </table:table-row>
        <table:table-row table:style-name="ro1">
          <table:table-cell table:formula="of:= ROUND((1 / ([.$B$47] + [.$B$46] * LN([.C59]) + [.$B$45] * LN([.C59]) * LN([.C59]) * LN([.C59]) )) - 273.15;0)" office:value-type="float" office:value="15">
            <text:p>15</text:p>
          </table:table-cell>
          <table:table-cell office:value-type="float" office:value="15.76">
            <text:p>15,76</text:p>
          </table:table-cell>
          <table:table-cell table:style-name="ce7" table:formula="of:=[.B59]*1000" office:value-type="float" office:value="15760">
            <text:p>15760</text:p>
          </table:table-cell>
          <table:table-cell table:formula="of:=LN([.C59])" office:value-type="float" office:value="9.66523036341187">
            <text:p>9,6652303634</text:p>
          </table:table-cell>
          <table:table-cell table:number-columns-repeated="2"/>
        </table:table-row>
        <table:table-row table:style-name="ro1">
          <table:table-cell table:formula="of:= ROUND((1 / ([.$B$47] + [.$B$46] * LN([.C60]) + [.$B$45] * LN([.C60]) * LN([.C60]) * LN([.C60]) )) - 273.15;0)" office:value-type="float" office:value="20">
            <text:p>20</text:p>
          </table:table-cell>
          <table:table-cell office:value-type="float" office:value="12.51">
            <text:p>12,51</text:p>
          </table:table-cell>
          <table:table-cell table:style-name="ce7" table:formula="of:=[.B60]*1000" office:value-type="float" office:value="12510">
            <text:p>12510</text:p>
          </table:table-cell>
          <table:table-cell table:formula="of:=LN([.C60])" office:value-type="float" office:value="9.43428360346096">
            <text:p>9,4342836035</text:p>
          </table:table-cell>
          <table:table-cell table:number-columns-repeated="2"/>
        </table:table-row>
        <table:table-row table:style-name="ro1">
          <table:table-cell table:formula="of:= ROUND((1 / ([.$B$47] + [.$B$46] * LN([.C61]) + [.$B$45] * LN([.C61]) * LN([.C61]) * LN([.C61]) )) - 273.15;0)" office:value-type="float" office:value="25">
            <text:p>25</text:p>
          </table:table-cell>
          <table:table-cell office:value-type="float" office:value="10">
            <text:p>10</text:p>
          </table:table-cell>
          <table:table-cell table:style-name="ce7" table:formula="of:=[.B61]*1000" office:value-type="float" office:value="10000">
            <text:p>10000</text:p>
          </table:table-cell>
          <table:table-cell table:formula="of:=LN([.C61])" office:value-type="float" office:value="9.21034037197618">
            <text:p>9,210340372</text:p>
          </table:table-cell>
          <table:table-cell table:number-columns-repeated="2"/>
        </table:table-row>
        <table:table-row table:style-name="ro1">
          <table:table-cell table:formula="of:= ROUND((1 / ([.$B$47] + [.$B$46] * LN([.C62]) + [.$B$45] * LN([.C62]) * LN([.C62]) * LN([.C62]) )) - 273.15;0)" office:value-type="float" office:value="30">
            <text:p>30</text:p>
          </table:table-cell>
          <table:table-cell office:value-type="float" office:value="8.048">
            <text:p>8,048</text:p>
          </table:table-cell>
          <table:table-cell table:style-name="ce7" table:formula="of:=[.B62]*1000" office:value-type="float" office:value="8048">
            <text:p>8048</text:p>
          </table:table-cell>
          <table:table-cell table:formula="of:=LN([.C62])" office:value-type="float" office:value="8.99317889233952">
            <text:p>8,9931788923</text:p>
          </table:table-cell>
          <table:table-cell table:number-columns-repeated="2"/>
        </table:table-row>
        <table:table-row table:style-name="ro1">
          <table:table-cell table:formula="of:= ROUND((1 / ([.$B$47] + [.$B$46] * LN([.C63]) + [.$B$45] * LN([.C63]) * LN([.C63]) * LN([.C63]) )) - 273.15;0)" office:value-type="float" office:value="35">
            <text:p>35</text:p>
          </table:table-cell>
          <table:table-cell office:value-type="float" office:value="6.518">
            <text:p>6,518</text:p>
          </table:table-cell>
          <table:table-cell table:style-name="ce7" table:formula="of:=[.B63]*1000" office:value-type="float" office:value="6518">
            <text:p>6518</text:p>
          </table:table-cell>
          <table:table-cell table:formula="of:=LN([.C63])" office:value-type="float" office:value="8.78232285939751">
            <text:p>8,7823228594</text:p>
          </table:table-cell>
          <table:table-cell table:number-columns-repeated="2"/>
        </table:table-row>
        <table:table-row table:style-name="ro1">
          <table:table-cell table:formula="of:= ROUND((1 / ([.$B$47] + [.$B$46] * LN([.C64]) + [.$B$45] * LN([.C64]) * LN([.C64]) * LN([.C64]) )) - 273.15;0)" office:value-type="float" office:value="40">
            <text:p>40</text:p>
          </table:table-cell>
          <table:table-cell office:value-type="float" office:value="5.312">
            <text:p>5,312</text:p>
          </table:table-cell>
          <table:table-cell table:style-name="ce7" table:formula="of:=[.B64]*1000" office:value-type="float" office:value="5312">
            <text:p>5312</text:p>
          </table:table-cell>
          <table:table-cell table:formula="of:=LN([.C64])" office:value-type="float" office:value="8.57772369115627">
            <text:p>8,5777236912</text:p>
          </table:table-cell>
          <table:table-cell table:number-columns-repeated="2"/>
        </table:table-row>
        <table:table-row table:style-name="ro1">
          <table:table-cell table:formula="of:= ROUND((1 / ([.$B$47] + [.$B$46] * LN([.C65]) + [.$B$45] * LN([.C65]) * LN([.C65]) * LN([.C65]) )) - 273.15;0)" office:value-type="float" office:value="45">
            <text:p>45</text:p>
          </table:table-cell>
          <table:table-cell office:value-type="float" office:value="4.354">
            <text:p>4,354</text:p>
          </table:table-cell>
          <table:table-cell table:style-name="ce7" table:formula="of:=[.B65]*1000" office:value-type="float" office:value="4354">
            <text:p>4354</text:p>
          </table:table-cell>
          <table:table-cell table:formula="of:=LN([.C65])" office:value-type="float" office:value="8.37885024179449">
            <text:p>8,3788502418</text:p>
          </table:table-cell>
          <table:table-cell table:number-columns-repeated="2"/>
        </table:table-row>
        <table:table-row table:style-name="ro1">
          <table:table-cell table:formula="of:= ROUND((1 / ([.$B$47] + [.$B$46] * LN([.C66]) + [.$B$45] * LN([.C66]) * LN([.C66]) * LN([.C66]) )) - 273.15;0)" office:value-type="float" office:value="50">
            <text:p>50</text:p>
          </table:table-cell>
          <table:table-cell office:value-type="float" office:value="3.588">
            <text:p>3,588</text:p>
          </table:table-cell>
          <table:table-cell table:style-name="ce7" table:formula="of:=[.B66]*1000" office:value-type="float" office:value="3588">
            <text:p>3588</text:p>
          </table:table-cell>
          <table:table-cell table:formula="of:=LN([.C66])" office:value-type="float" office:value="8.18535022317869">
            <text:p>8,1853502232</text:p>
          </table:table-cell>
          <table:table-cell table:number-columns-repeated="2"/>
        </table:table-row>
        <table:table-row table:style-name="ro1">
          <table:table-cell table:formula="of:= ROUND((1 / ([.$B$47] + [.$B$46] * LN([.C67]) + [.$B$45] * LN([.C67]) * LN([.C67]) * LN([.C67]) )) - 273.15;0)" office:value-type="float" office:value="55">
            <text:p>55</text:p>
          </table:table-cell>
          <table:table-cell office:value-type="float" office:value="2.974">
            <text:p>2,974</text:p>
          </table:table-cell>
          <table:table-cell table:style-name="ce7" table:formula="of:=[.B67]*1000" office:value-type="float" office:value="2974">
            <text:p>2974</text:p>
          </table:table-cell>
          <table:table-cell table:formula="of:=LN([.C67])" office:value-type="float" office:value="7.9976631270201">
            <text:p>7,997663127</text:p>
          </table:table-cell>
          <table:table-cell table:number-columns-repeated="2"/>
        </table:table-row>
        <table:table-row table:style-name="ro1">
          <table:table-cell table:formula="of:= ROUND((1 / ([.$B$47] + [.$B$46] * LN([.C68]) + [.$B$45] * LN([.C68]) * LN([.C68]) * LN([.C68]) )) - 273.15;0)" office:value-type="float" office:value="60">
            <text:p>60</text:p>
          </table:table-cell>
          <table:table-cell office:value-type="float" office:value="2.476">
            <text:p>2,476</text:p>
          </table:table-cell>
          <table:table-cell table:style-name="ce7" table:formula="of:=[.B68]*1000" office:value-type="float" office:value="2476">
            <text:p>2476</text:p>
          </table:table-cell>
          <table:table-cell table:formula="of:=LN([.C68])" office:value-type="float" office:value="7.81439963380449">
            <text:p>7,8143996338</text:p>
          </table:table-cell>
          <table:table-cell table:number-columns-repeated="2"/>
        </table:table-row>
        <table:table-row table:style-name="ro1">
          <table:table-cell table:formula="of:= ROUND((1 / ([.$B$47] + [.$B$46] * LN([.C69]) + [.$B$45] * LN([.C69]) * LN([.C69]) * LN([.C69]) )) - 273.15;0)" office:value-type="float" office:value="65">
            <text:p>65</text:p>
          </table:table-cell>
          <table:table-cell office:value-type="float" office:value="2.072">
            <text:p>2,072</text:p>
          </table:table-cell>
          <table:table-cell table:style-name="ce7" table:formula="of:=[.B69]*1000" office:value-type="float" office:value="2072">
            <text:p>2072</text:p>
          </table:table-cell>
          <table:table-cell table:formula="of:=LN([.C69])" office:value-type="float" office:value="7.63626960337937">
            <text:p>7,6362696034</text:p>
          </table:table-cell>
          <table:table-cell table:number-columns-repeated="2"/>
        </table:table-row>
        <table:table-row table:style-name="ro1">
          <table:table-cell table:formula="of:= ROUND((1 / ([.$B$47] + [.$B$46] * LN([.C70]) + [.$B$45] * LN([.C70]) * LN([.C70]) * LN([.C70]) )) - 273.15;0)" office:value-type="float" office:value="70">
            <text:p>70</text:p>
          </table:table-cell>
          <table:table-cell office:value-type="float" office:value="1.743">
            <text:p>1,743</text:p>
          </table:table-cell>
          <table:table-cell table:style-name="ce7" table:formula="of:=[.B70]*1000" office:value-type="float" office:value="1743">
            <text:p>1743</text:p>
          </table:table-cell>
          <table:table-cell table:formula="of:=LN([.C70])" office:value-type="float" office:value="7.46336304552002">
            <text:p>7,4633630455</text:p>
          </table:table-cell>
          <table:table-cell table:number-columns-repeated="2"/>
        </table:table-row>
        <table:table-row table:style-name="ro1">
          <table:table-cell table:formula="of:= ROUND((1 / ([.$B$47] + [.$B$46] * LN([.C71]) + [.$B$45] * LN([.C71]) * LN([.C71]) * LN([.C71]) )) - 273.15;0)" office:value-type="float" office:value="75">
            <text:p>75</text:p>
          </table:table-cell>
          <table:table-cell office:value-type="float" office:value="1.473">
            <text:p>1,473</text:p>
          </table:table-cell>
          <table:table-cell table:style-name="ce7" table:formula="of:=[.B71]*1000" office:value-type="float" office:value="1473">
            <text:p>1473</text:p>
          </table:table-cell>
          <table:table-cell table:formula="of:=LN([.C71])" office:value-type="float" office:value="7.29505641646263">
            <text:p>7,2950564165</text:p>
          </table:table-cell>
          <table:table-cell table:number-columns-repeated="2"/>
        </table:table-row>
        <table:table-row table:style-name="ro1">
          <table:table-cell table:formula="of:= ROUND((1 / ([.$B$47] + [.$B$46] * LN([.C72]) + [.$B$45] * LN([.C72]) * LN([.C72]) * LN([.C72]) )) - 273.15;0)" office:value-type="float" office:value="80">
            <text:p>80</text:p>
          </table:table-cell>
          <table:table-cell office:value-type="float" office:value="1.25">
            <text:p>1,25</text:p>
          </table:table-cell>
          <table:table-cell table:style-name="ce7" table:formula="of:=[.B72]*1000" office:value-type="float" office:value="1250">
            <text:p>1250</text:p>
          </table:table-cell>
          <table:table-cell table:formula="of:=LN([.C72])" office:value-type="float" office:value="7.13089883029635">
            <text:p>7,1308988303</text:p>
          </table:table-cell>
          <table:table-cell table:number-columns-repeated="2"/>
        </table:table-row>
        <table:table-row table:style-name="ro1">
          <table:table-cell table:formula="of:= ROUND((1 / ([.$B$47] + [.$B$46] * LN([.C73]) + [.$B$45] * LN([.C73]) * LN([.C73]) * LN([.C73]) )) - 273.15;0)" office:value-type="float" office:value="85">
            <text:p>85</text:p>
          </table:table-cell>
          <table:table-cell office:value-type="float" office:value="1.065">
            <text:p>1,065</text:p>
          </table:table-cell>
          <table:table-cell table:style-name="ce7" table:formula="of:=[.B73]*1000" office:value-type="float" office:value="1065">
            <text:p>1065</text:p>
          </table:table-cell>
          <table:table-cell table:formula="of:=LN([.C73])" office:value-type="float" office:value="6.97073007814353">
            <text:p>6,9707300781</text:p>
          </table:table-cell>
          <table:table-cell table:number-columns-repeated="2"/>
        </table:table-row>
        <table:table-row table:style-name="ro1">
          <table:table-cell table:formula="of:= ROUND((1 / ([.$B$47] + [.$B$46] * LN([.C74]) + [.$B$45] * LN([.C74]) * LN([.C74]) * LN([.C74]) )) - 273.15;0)" office:value-type="float" office:value="90">
            <text:p>90</text:p>
          </table:table-cell>
          <table:table-cell office:value-type="float" office:value="0.911">
            <text:p>0,911</text:p>
          </table:table-cell>
          <table:table-cell table:style-name="ce7" table:formula="of:=[.B74]*1000" office:value-type="float" office:value="911">
            <text:p>911</text:p>
          </table:table-cell>
          <table:table-cell table:formula="of:=LN([.C74])" office:value-type="float" office:value="6.81454289725996">
            <text:p>6,8145428973</text:p>
          </table:table-cell>
          <table:table-cell table:number-columns-repeated="2"/>
        </table:table-row>
        <table:table-row table:style-name="ro1">
          <table:table-cell table:formula="of:= ROUND((1 / ([.$B$47] + [.$B$46] * LN([.C75]) + [.$B$45] * LN([.C75]) * LN([.C75]) * LN([.C75]) )) - 273.15;0)" office:value-type="float" office:value="95">
            <text:p>95</text:p>
          </table:table-cell>
          <table:table-cell office:value-type="float" office:value="0.7824">
            <text:p>0,7824</text:p>
          </table:table-cell>
          <table:table-cell table:style-name="ce7" table:formula="of:=[.B75]*1000" office:value-type="float" office:value="782.4">
            <text:p>782,4</text:p>
          </table:table-cell>
          <table:table-cell table:formula="of:=LN([.C75])" office:value-type="float" office:value="6.66236611872061">
            <text:p>6,6623661187</text:p>
          </table:table-cell>
          <table:table-cell table:number-columns-repeated="2"/>
        </table:table-row>
        <table:table-row table:style-name="ro1">
          <table:table-cell table:formula="of:= ROUND((1 / ([.$B$47] + [.$B$46] * LN([.C76]) + [.$B$45] * LN([.C76]) * LN([.C76]) * LN([.C76]) )) - 273.15;0)" office:value-type="float" office:value="100">
            <text:p>100</text:p>
          </table:table-cell>
          <table:table-cell office:value-type="float" office:value="0.6744">
            <text:p>0,6744</text:p>
          </table:table-cell>
          <table:table-cell table:style-name="ce7" table:formula="of:=[.B76]*1000" office:value-type="float" office:value="674.4">
            <text:p>674,4</text:p>
          </table:table-cell>
          <table:table-cell table:formula="of:=LN([.C76])" office:value-type="float" office:value="6.51382340668765">
            <text:p>6,5138234067</text:p>
          </table:table-cell>
          <table:table-cell table:number-columns-repeated="2"/>
        </table:table-row>
        <table:table-row table:style-name="ro1">
          <table:table-cell table:formula="of:= ROUND((1 / ([.$B$47] + [.$B$46] * LN([.C77]) + [.$B$45] * LN([.C77]) * LN([.C77]) * LN([.C77]) )) - 273.15;0)" office:value-type="float" office:value="105">
            <text:p>105</text:p>
          </table:table-cell>
          <table:table-cell office:value-type="float" office:value="0.5836">
            <text:p>0,5836</text:p>
          </table:table-cell>
          <table:table-cell table:style-name="ce7" table:formula="of:=[.B77]*1000" office:value-type="float" office:value="583.6">
            <text:p>583,6</text:p>
          </table:table-cell>
          <table:table-cell table:formula="of:=LN([.C77])" office:value-type="float" office:value="6.36921581664863">
            <text:p>6,3692158166</text:p>
          </table:table-cell>
          <table:table-cell table:number-columns-repeated="2"/>
        </table:table-row>
        <table:table-row table:style-name="ro1">
          <table:table-cell table:formula="of:= ROUND((1 / ([.$B$47] + [.$B$46] * LN([.C78]) + [.$B$45] * LN([.C78]) * LN([.C78]) * LN([.C78]) )) - 273.15;0)" office:value-type="float" office:value="110">
            <text:p>110</text:p>
          </table:table-cell>
          <table:table-cell office:value-type="float" office:value="0.5066">
            <text:p>0,5066</text:p>
          </table:table-cell>
          <table:table-cell table:style-name="ce7" table:formula="of:=[.B78]*1000" office:value-type="float" office:value="506.6">
            <text:p>506,6</text:p>
          </table:table-cell>
          <table:table-cell table:formula="of:=LN([.C78])" office:value-type="float" office:value="6.22772173756758">
            <text:p>6,2277217376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1">21/07/2023</text:date>, <text:time>13:17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1T10:48:44.83</meta:creation-date>
    <dc:date>2023-07-21T13:17:20.81</dc:date>
    <meta:editing-duration>PT2H12M54S</meta:editing-duration>
    <meta:editing-cycles>3</meta:editing-cycles>
    <meta:generator>OpenOffice/4.1.14$Win32 OpenOffice.org_project/4114m1$Build-9811</meta:generator>
    <meta:document-statistic meta:table-count="3" meta:cell-count="2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3cm" svg:y="4.188cm" style:legend-expansion="high" chart:style-name="ch2"/>
        <chart:plot-area chart:style-name="ch3" table:cell-range-address="Лист1.A2:Лист1.B31" chart:data-source-has-labels="row" svg:x="0.77cm" svg:y="0.855cm" svg:width="12.823cm" svg:height="7.545cm">
          <chartooo:coordinate-region svg:x="1.577cm" svg:y="1.068cm" svg:width="11.736cm" svg:height="6.65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3:Лист1.B31" chart:label-cell-address="Лист1.B2:Лист1.B2" chart:class="chart:scatter">
            <chart:domain table:cell-range-address="Лист1.A3:Лист1.A31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kR</text:p>
                <draw:g>
                  <svg:desc>Лист1.B2:Лист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">
                <text:p>-30</text:p>
                <draw:g>
                  <svg:desc>Лист1.A3:Лист1.A31</svg:desc>
                </draw:g>
              </table:table-cell>
              <table:table-cell office:value-type="float" office:value="181.7">
                <text:p>181.7</text:p>
                <draw:g>
                  <svg:desc>Лист1.B3:Лист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">
                <text:p>-25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98.88">
                <text:p>98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56.06">
                <text:p>56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8.96">
                <text:p>98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6.518">
                <text:p>6.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2.974">
                <text:p>2.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0.7824">
                <text:p>0.7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">
                <text:p>105</text:p>
              </table:table-cell>
              <table:table-cell office:value-type="float" office:value="0.5836">
                <text:p>0.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0.5066">
                <text:p>0.5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4.188cm" style:legend-expansion="high" chart:style-name="ch2"/>
        <chart:plot-area chart:style-name="ch3" table:cell-range-address="Лист1.A50:Лист1.B78" svg:x="0.77cm" svg:y="0.855cm" svg:width="11.606cm" svg:height="7.545cm">
          <chartooo:coordinate-region svg:x="1.577cm" svg:y="1.068cm" svg:width="10.519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50:Лист1.B78" chart:class="chart:scatter">
            <chart:domain table:cell-range-address="Лист1.A50:Лист1.A78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">
                <text:p>-30</text:p>
                <draw:g>
                  <svg:desc>Лист1.A50:Лист1.A78</svg:desc>
                </draw:g>
              </table:table-cell>
              <table:table-cell office:value-type="float" office:value="181.7">
                <text:p>181.7</text:p>
                <draw:g>
                  <svg:desc>Лист1.B50:Лист1.B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">
                <text:p>-25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98.88">
                <text:p>98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56.06">
                <text:p>56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8.96">
                <text:p>98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6.518">
                <text:p>6.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2.974">
                <text:p>2.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0.7824">
                <text:p>0.7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">
                <text:p>105</text:p>
              </table:table-cell>
              <table:table-cell office:value-type="float" office:value="0.5836">
                <text:p>0.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0.5066">
                <text:p>0.50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